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fo:orphans="2" fo:widows="2" fo:text-indent="0in" style:auto-text-indent="false"/>
      <style:text-properties fo:font-variant="normal" fo:text-transform="none" fo:color="#333333" style:font-name="apple-system" fo:font-size="12pt" fo:letter-spacing="normal" fo:font-style="normal" fo:font-weight="normal"/>
    </style:style>
    <style:style style:name="P2" style:family="paragraph" style:parent-style-name="Text_20_body">
      <style:paragraph-properties fo:margin-left="0in" fo:margin-right="0in" fo:margin-top="0in" fo:margin-bottom="0.1665in" fo:orphans="2" fo:widows="2" fo:text-indent="0in" style:auto-text-indent="false"/>
      <style:text-properties fo:font-variant="normal" fo:text-transform="none" fo:color="#4078c0" style:text-line-through-style="none" fo:letter-spacing="normal" style:text-underline-style="none" style:text-blinking="false" fo:background-color="transparent"/>
    </style:style>
    <style:style style:name="P3" style:family="paragraph" style:parent-style-name="Text_20_body" style:list-style-name="L1">
      <style:paragraph-properties fo:margin-left="0in" fo:margin-right="0in" fo:margin-top="0in" fo:margin-bottom="0in" fo:orphans="2" fo:widows="2" fo:text-indent="0in" style:auto-text-indent="false" fo:padding="0in" fo:border="none"/>
    </style:style>
    <style:style style:name="P4"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5" style:family="paragraph" style:parent-style-name="Text_20_body" style:list-style-name="L5">
      <style:paragraph-properties fo:margin-left="0in" fo:margin-right="0in" fo:margin-top="0in" fo:margin-bottom="0in" fo:orphans="2" fo:widows="2" fo:text-indent="0in" style:auto-text-indent="false" fo:padding="0in" fo:border="none"/>
    </style:style>
    <style:style style:name="P6" style:family="paragraph" style:parent-style-name="Text_20_body" style:list-style-name="L1">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7" style:family="paragraph" style:parent-style-name="Text_20_body" style:list-style-name="L4">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8" style:family="paragraph" style:parent-style-name="Text_20_body" style:list-style-name="L5">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9" style:family="paragraph" style:parent-style-name="Text_20_body" style:list-style-name="L4">
      <style:paragraph-properties fo:margin-top="0in" fo:margin-bottom="0.1665in" fo:orphans="2" fo:widows="2"/>
      <style:text-properties fo:font-variant="normal" fo:text-transform="none" fo:color="#333333" style:font-name="apple-system" fo:font-size="12pt" fo:letter-spacing="normal" fo:font-style="normal" fo:font-weight="normal"/>
    </style:style>
    <style:style style:name="P10" style:family="paragraph" style:parent-style-name="Text_20_body" style:list-style-name="L4">
      <style:paragraph-properties fo:margin-top="0in" fo:margin-bottom="0.1665in" fo:orphans="2" fo:widows="2"/>
    </style:style>
    <style:style style:name="P11" style:family="paragraph" style:parent-style-name="Text_20_body" style:list-style-name="L1">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2" style:family="paragraph" style:parent-style-name="Text_20_body" style:list-style-name="L2">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4" style:family="paragraph" style:parent-style-name="Text_20_body" style:list-style-name="L5">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5" style:family="paragraph" style:parent-style-name="Text_20_body" style:list-style-name="L2">
      <style:paragraph-properties fo:margin-top="0.1665in" fo:margin-bottom="0.1665in" fo:orphans="2" fo:widows="2"/>
    </style:style>
    <style:style style:name="P16" style:family="paragraph" style:parent-style-name="Text_20_body" style:list-style-name="L3">
      <style:paragraph-properties fo:margin-top="0.1665in" fo:margin-bottom="0.1665in" fo:orphans="2" fo:widows="2"/>
    </style:style>
    <style:style style:name="P17" style:family="paragraph" style:parent-style-name="Text_20_body" style:list-style-name="L5">
      <style:paragraph-properties fo:margin-top="0.1665in" fo:margin-bottom="0.1665in" fo:orphans="2" fo:widows="2"/>
    </style:style>
    <style:style style:name="P18"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19" style:family="paragraph" style:parent-style-name="Heading_20_1">
      <style:text-properties fo:font-variant="normal" fo:text-transform="none" fo:color="#333333" style:font-name="apple-system" fo:letter-spacing="normal" fo:font-style="normal" fo:font-weight="bold"/>
    </style:style>
    <style:style style:name="P20"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eeeee"/>
      <style:text-properties fo:font-variant="normal" fo:text-transform="none" fo:color="#333333" style:font-name="apple-system" fo:letter-spacing="normal" fo:font-style="normal" fo:font-weight="bold"/>
    </style:style>
    <style:style style:name="P21" style:family="paragraph" style:parent-style-name="Heading_20_5">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22"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bold"/>
    </style:style>
    <style:style style:name="T3" style:family="text">
      <style:text-properties fo:font-variant="normal" fo:text-transform="none" fo:color="#333333" style:font-name="Consolas" fo:font-size="9.75pt" fo:letter-spacing="normal" fo:font-style="normal" fo:font-weight="normal"/>
    </style:style>
    <style:style style:name="T4"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number text:level="4" text:style-name="Numbering_20_Symbols" style:num-suffix="." style:num-format="1">
        <style:list-level-properties text:space-before="1.9638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Week 3 Assignment</text:h>
      <text:h text:style-name="P18" text:outline-level="3"><text:bookmark text:name="user-content-overview"/>Overview</text:h>
      <text:p text:style-name="P1">In this assignment, you'll create one of two possible computer games: Hangman or Psychic. These apps will run in the browser, and feature dynamically updated HTML powered by your JavaScript code.</text:p>
      <text:h text:style-name="P18" text:outline-level="3"><text:bookmark text:name="user-content-remember"/>Remember</text:h>
      <text:p text:style-name="P1">You will be fully capable of doing this homework by the end of Saturday's class.</text:p>
      <text:h text:style-name="P18" text:outline-level="3"><text:bookmark text:name="user-content-before-you-begin"/>Before You Begin</text:h>
      <text:list xml:id="list4486756093472199851" text:style-name="L1">
        <text:list-item>
          <text:p text:style-name="P3"><text:span text:style-name="T1">Create a new GitHub repo called </text:span><text:span text:style-name="Source_20_Text"><text:span text:style-name="T3">week-3-game</text:span></text:span><text:span text:style-name="T1">, then clone it to your computer.</text:span></text:p>
        </text:list-item>
        <text:list-item>
          <text:p text:style-name="P3"><text:span text:style-name="T1">Inside your local </text:span><text:span text:style-name="Source_20_Text"><text:span text:style-name="T3">week-3-game</text:span></text:span><text:span text:style-name="T1"> folder, create the following: </text:span><text:span text:style-name="Source_20_Text"><text:span text:style-name="T3">index.html</text:span></text:span><text:span text:style-name="T1">, </text:span><text:span text:style-name="Source_20_Text"><text:span text:style-name="T3">composer.json</text:span></text:span><text:span text:style-name="T1"> and </text:span><text:span text:style-name="Source_20_Text"><text:span text:style-name="T3">index.php</text:span></text:span></text:p>
          <text:list>
            <text:list-item>
              <text:p text:style-name="P6">Fill in the appropriate content in the composer.json and index.php files to be able to deploy your game to Heroku when it is finished.</text:p>
            </text:list-item>
          </text:list>
        </text:list-item>
        <text:list-item>
          <text:p text:style-name="P3"><text:span text:style-name="T1">While still in your </text:span><text:span text:style-name="Source_20_Text"><text:span text:style-name="T3">week-3-game</text:span></text:span><text:span text:style-name="T1"> directory, make a folder called </text:span><text:span text:style-name="Source_20_Text"><text:span text:style-name="T3">assets</text:span></text:span><text:span text:style-name="T1">.</text:span></text:p>
          <text:list>
            <text:list-item>
              <text:p text:style-name="P3"><text:span text:style-name="Source_20_Text"><text:span text:style-name="T3">cd</text:span></text:span><text:span text:style-name="T1"> your way into the </text:span><text:span text:style-name="Source_20_Text"><text:span text:style-name="T3">assets</text:span></text:span><text:span text:style-name="T1"> folder, then make three additional folders: </text:span><text:span text:style-name="Source_20_Text"><text:span text:style-name="T3">javascript</text:span></text:span><text:span text:style-name="T1">, </text:span><text:span text:style-name="Source_20_Text"><text:span text:style-name="T3">css</text:span></text:span><text:span text:style-name="T1"> and </text:span><text:span text:style-name="Source_20_Text"><text:span text:style-name="T3">images</text:span></text:span><text:span text:style-name="T1">.</text:span></text:p>
              <text:list>
                <text:list-item>
                  <text:p text:style-name="P3"><text:span text:style-name="T1">In the </text:span><text:span text:style-name="Source_20_Text"><text:span text:style-name="T3">javascript</text:span></text:span><text:span text:style-name="T1"> folder, make a file called </text:span><text:span text:style-name="Source_20_Text"><text:span text:style-name="T3">game.js</text:span></text:span><text:span text:style-name="T1">.</text:span></text:p>
                </text:list-item>
                <text:list-item>
                  <text:p text:style-name="P3"><text:span text:style-name="T1">In the </text:span><text:span text:style-name="Source_20_Text"><text:span text:style-name="T3">css</text:span></text:span><text:span text:style-name="T1"> folder, make a file called </text:span><text:span text:style-name="Source_20_Text"><text:span text:style-name="T3">style.css</text:span></text:span><text:span text:style-name="T1">.</text:span></text:p>
                </text:list-item>
                <text:list-item>
                  <text:p text:style-name="P3"><text:span text:style-name="T1">Also in the </text:span><text:span text:style-name="Source_20_Text"><text:span text:style-name="T3">css</text:span></text:span><text:span text:style-name="T1"> folder, make a file called </text:span><text:span text:style-name="Source_20_Text"><text:span text:style-name="T3">reset.css</text:span></text:span><text:span text:style-name="T1">. Paste into it the code from the Meyerweb reset stylesheet.</text:span></text:p>
                </text:list-item>
                <text:list-item>
                  <text:p text:style-name="P3"><text:span text:style-name="T1">In the </text:span><text:span text:style-name="Source_20_Text"><text:span text:style-name="T3">images</text:span></text:span><text:span text:style-name="T1"> folder, save whatever images you plan on using.</text:span></text:p>
                </text:list-item>
              </text:list>
            </text:list-item>
          </text:list>
        </text:list-item>
        <text:list-item>
          <text:p text:style-name="P11">Push the above changes to GitHub.</text:p>
        </text:list-item>
        <text:list-item>
          <text:p text:style-name="P11">Choose whichever game you'd like to build. Making the Psychic game will prove easier than coding Hangman. Yet the challenges inherit to the Hangman exercise will provide you a more comprehensive review of this week's material. We'd suggest at least trying Hangman first.</text:p>
          <text:list>
            <text:list-item>
              <text:p text:style-name="P6">Note: There's no shame if you'd prefer submitting Psychic. Don't worry, it's still a proper challenge :)</text:p>
            </text:list-item>
          </text:list>
        </text:list-item>
        <text:list-item>
          <text:p text:style-name="P11">Push your selected game to Heroku. Remember:</text:p>
          <text:list>
            <text:list-item>
              <text:p text:style-name="P3"><text:span text:style-name="Source_20_Text"><text:span text:style-name="T3">heroku login</text:span></text:span></text:p>
            </text:list-item>
            <text:list-item>
              <text:p text:style-name="P3"><text:soft-page-break/><text:span text:style-name="Source_20_Text"><text:span text:style-name="T3">heroku create</text:span></text:span></text:p>
            </text:list-item>
            <text:list-item>
              <text:p text:style-name="P3"><text:span text:style-name="Source_20_Text"><text:span text:style-name="T3">git push heroku master</text:span></text:span></text:p>
            </text:list-item>
          </text:list>
        </text:list-item>
      </text:list>
      <text:h text:style-name="P20" text:outline-level="2"><text:bookmark text:name="user-content-option-one-psychic-game-easy"/>Option One: Psychic Game (Easy)</text:h>
      <text:p text:style-name="P2"><draw:a xlink:type="simple" xlink:href="https://github.com/the-Coding-Boot-Camp-at-UT/10-16-Austin-Class-Content/blob/master/homework-assignments/week-3-hangman/Images/1-Psychic.jpg" office:target-frame-name="_blank" xlink:show="new"><draw:frame draw:style-name="fr1" draw:name="graphics1" text:anchor-type="as-char" svg:width="0.8138in" svg:height="0.4209in" draw:z-index="0"><draw:image xlink:href="https://github.com/the-Coding-Boot-Camp-at-UT/10-16-Austin-Class-Content/raw/master/homework-assignments/week-3-hangman/Images/1-Psychic.jpg" xlink:type="simple" xlink:show="embed" xlink:actuate="onLoad"/><svg:title>Psychic</svg:title></draw:frame></draw:a></text:p>
      <text:list xml:id="list5689491878283823449" text:style-name="L2">
        <text:list-item>
          <text:p text:style-name="P15"><text:a xlink:type="simple" xlink:href="https://github.com/the-Coding-Boot-Camp-at-UT/10-16-Austin-Class-Content/blob/master/homework-assignments/week-3-hangman/psychic-game-demo.mov" text:style-name="Internet_20_link" text:visited-style-name="Visited_20_Internet_20_Link"><text:span text:style-name="T4">Watch the demo</text:span></text:a><text:span text:style-name="T1">.</text:span></text:p>
        </text:list-item>
        <text:list-item>
          <text:p text:style-name="P12">You're going to make a game just like the one in the video. Essentially, the app randomly picks a letter, and the user has to guess which letter the app chose. Put the following text on your page:</text:p>
          <text:list>
            <text:list-item>
              <text:p text:style-name="P12">Guess what letter I'm thinking of</text:p>
            </text:list-item>
            <text:list-item>
              <text:p text:style-name="P12">Wins: (# of times the user has guessed the letter correctly)</text:p>
            </text:list-item>
            <text:list-item>
              <text:p text:style-name="P12">Losses: (# of times the user has failed to guess the letter correctly after exhausting all guesses)</text:p>
            </text:list-item>
            <text:list-item>
              <text:p text:style-name="P12">Guesses Left: (# of guesses left. This will update)</text:p>
            </text:list-item>
            <text:list-item>
              <text:p text:style-name="P12">Your Guesses So Far: (the specific letters that the user typed. Display these until the user either wins or loses.)</text:p>
            </text:list-item>
          </text:list>
        </text:list-item>
        <text:list-item>
          <text:p text:style-name="P12">When the player wins, increase the Wins counter and start the game over again (without refreshing the page).</text:p>
        </text:list-item>
        <text:list-item>
          <text:p text:style-name="P12">When the player loses, increase the Losses counter and restart the game without a page refresh (just like when the user wins).</text:p>
        </text:list-item>
      </text:list>
      <text:h text:style-name="P20" text:outline-level="2"><text:bookmark text:name="user-content-option-two-hangman-game-moderate---recommended"/>Option Two: Hangman Game (Moderate - Recommended)</text:h>
      <text:p text:style-name="P2"><draw:a xlink:type="simple" xlink:href="https://github.com/the-Coding-Boot-Camp-at-UT/10-16-Austin-Class-Content/blob/master/homework-assignments/week-3-hangman/Images/2-Hangman.jpg" office:target-frame-name="_blank" xlink:show="new"><draw:frame draw:style-name="fr1" draw:name="graphics2" text:anchor-type="as-char" svg:width="0.8138in" svg:height="0.4209in" draw:z-index="1"><draw:image xlink:href="https://github.com/the-Coding-Boot-Camp-at-UT/10-16-Austin-Class-Content/raw/master/homework-assignments/week-3-hangman/Images/2-Hangman.jpg" xlink:type="simple" xlink:show="embed" xlink:actuate="onLoad"/><svg:title>Hangman</svg:title></draw:frame></draw:a></text:p>
      <text:list xml:id="list7525815499326605365" text:style-name="L3">
        <text:list-item>
          <text:p text:style-name="P16"><text:soft-page-break/><text:a xlink:type="simple" xlink:href="https://github.com/the-Coding-Boot-Camp-at-UT/10-16-Austin-Class-Content/blob/master/homework-assignments/week-3-hangman/hangman-game-demo.mov" text:style-name="Internet_20_link" text:visited-style-name="Visited_20_Internet_20_Link"><text:span text:style-name="T4">Watch the demo</text:span></text:a><text:span text:style-name="T1">.</text:span></text:p>
        </text:list-item>
        <text:list-item>
          <text:p text:style-name="P13">Choose a theme for your game! In the demo, we picked an 80s theme: 80s questions, 80s sound and an 80s aesthetic. You can choose any subject for your theme, though, so be creative!</text:p>
        </text:list-item>
        <text:list-item>
          <text:p text:style-name="P13">Use key events to listen for the letters that your players will type.</text:p>
        </text:list-item>
        <text:list-item>
          <text:p text:style-name="P13">Display the following on the page:</text:p>
          <text:list>
            <text:list-item>
              <text:p text:style-name="P13">Press any key to get started!</text:p>
            </text:list-item>
            <text:list-item>
              <text:p text:style-name="P13">Wins: (# of times user guessed the word correctly).</text:p>
              <text:list>
                <text:list-item>
                  <text:p text:style-name="P4"><text:span text:style-name="T1">If the word is </text:span><text:span text:style-name="Source_20_Text"><text:span text:style-name="T3">madonna</text:span></text:span><text:span text:style-name="T1">, display it like this when the game starts: </text:span><text:span text:style-name="Source_20_Text"><text:span text:style-name="T3">_ _ _ _ _ _ _</text:span></text:span><text:span text:style-name="T1">.</text:span></text:p>
                </text:list-item>
                <text:list-item>
                  <text:p text:style-name="P4"><text:span text:style-name="T1">As the user guesses the correct letters, reveal them: </text:span><text:span text:style-name="Source_20_Text"><text:span text:style-name="T3">m a d o _ _ a</text:span></text:span><text:span text:style-name="T1">.</text:span></text:p>
                </text:list-item>
              </text:list>
            </text:list-item>
            <text:list-item>
              <text:p text:style-name="P13">Number of Guesses Remaining: (# of guesses remaining for the user).</text:p>
            </text:list-item>
            <text:list-item>
              <text:p text:style-name="P4"><text:span text:style-name="T1">Letters Already Guessed: (Letters the user has guessed, displayed like </text:span><text:span text:style-name="Source_20_Text"><text:span text:style-name="T3">L Z Y H</text:span></text:span><text:span text:style-name="T1">).</text:span></text:p>
            </text:list-item>
          </text:list>
        </text:list-item>
        <text:list-item>
          <text:p text:style-name="P13">After the user wins/loses the game should automatically choose another word and make the user play it.</text:p>
        </text:list-item>
      </text:list>
      <text:h text:style-name="P21" text:outline-level="5"><text:bookmark text:name="user-content-hangman-game-bonuses"/>Hangman Game Bonuses</text:h>
      <text:list xml:id="list5117555825893257679" text:style-name="L4">
        <text:list-item>
          <text:p text:style-name="P9">Play a sound or song when the user guesses their word correctly, like in our demo.</text:p>
        </text:list-item>
        <text:list-item>
          <text:p text:style-name="P9">Write some stylish CSS rules to make a design that fits your game's theme.</text:p>
        </text:list-item>
        <text:list-item>
          <text:p text:style-name="P10"><text:span text:style-name="Strong_20_Emphasis"><text:span text:style-name="T2">HARD MODE:</text:span></text:span><text:span text:style-name="T1"> Organize your game code as an object, except for the key events to get the letter guessed. This will be a challenge if you haven't coded with JavaScript before, but we encourage anyone already familiar with the language to try this out.</text:span></text:p>
          <text:list>
            <text:list-item>
              <text:p text:style-name="P7">Save your whole game and it's properties in an object.</text:p>
            </text:list-item>
            <text:list-item>
              <text:p text:style-name="P7">Save any of your game's functions as methods, and call them underneath your object declaration using event listeners.</text:p>
            </text:list-item>
            <text:list-item>
              <text:p text:style-name="P7">Don't forget to place your global variables and functions above your object.</text:p>
              <text:list>
                <text:list-item>
                  <text:p text:style-name="P7">Remember: global variables, then objects, then calls.</text:p>
                </text:list-item>
              </text:list>
            </text:list-item>
            <text:list-item>
              <text:p text:style-name="P7">Definitely talk with a TA or your instructor if you get tripped up during this challenge.</text:p>
            </text:list-item>
          </text:list>
        </text:list-item>
      </text:list>
      <text:p text:style-name="Horizontal_20_Line"/>
      <text:h text:style-name="P22" text:outline-level="4"><text:bookmark text:name="user-content-a-few-tips"/><text:soft-page-break/>A Few Tips</text:h>
      <text:list xml:id="list1382624150140990902" text:style-name="L5">
        <text:list-item>
          <text:p text:style-name="P17"><text:span text:style-name="Strong_20_Emphasis"><text:span text:style-name="T2">IMPORTANT:</text:span></text:span><text:span text:style-name="T1"> Whichever assignment you choose, code your game one piece at a time! Code all of your apps one piece at a time. </text:span><text:span text:style-name="Emphasis"><text:span text:style-name="T1">Always code one piece at a time!</text:span></text:span></text:p>
          <text:list>
            <text:list-item>
              <text:p text:style-name="P8">Pseudocode your program and break the app down into tiny, manageable fragments -- this'll make the whole coding process much less frustrating and a veritable Mach number faster. Otherwise you'll be chipping away at a giant chunk of abstraction for way too many hours.</text:p>
              <text:list>
                <text:list-item>
                  <text:p text:style-name="P8">This is a common workflow for programmers of all levels. Best start adapting this into your development routine now before your future projects become more complex.</text:p>
                </text:list-item>
                <text:list-item>
                  <text:p text:style-name="P8">Remember:</text:p>
                  <text:list>
                    <text:list-item>
                      <text:p text:style-name="P8">Split the whole program into many distinct, pseudocoded problems.</text:p>
                    </text:list-item>
                    <text:list-item>
                      <text:p text:style-name="P8">Focus on one of the smaller problems and solve it.</text:p>
                    </text:list-item>
                    <text:list-item>
                      <text:p text:style-name="P8">Only when you solve one problem should you then move onto your next problem.</text:p>
                    </text:list-item>
                  </text:list>
                </text:list-item>
              </text:list>
            </text:list-item>
          </text:list>
        </text:list-item>
        <text:list-item>
          <text:p text:style-name="P5"><text:span text:style-name="T1">When you encounter bugs (and we all do), </text:span><text:span text:style-name="Source_20_Text"><text:span text:style-name="T3">console.log</text:span></text:span><text:span text:style-name="T1"> will become your best friend. Regularly check your console to make sure your app is spitting out the right values.</text:span></text:p>
        </text:list-item>
        <text:list-item>
          <text:p text:style-name="P14">Try your best to deliver a 'working/playable game' by the end of the deadline. If you're not making progress with Hangman switch gears to work on the Psychic game. Contact your TA/Instructor if you're not making progress after 2 hours. We'll gladly help!</text:p>
        </text:list-item>
        <text:list-item>
          <text:p text:style-name="P14">Substance over style! Submitting a working game matters more that making a broken app that at least looks pretty. We're focusing on game mechanics, not just on the look and feel of your app.</text:p>
          <text:list>
            <text:list-item>
              <text:p text:style-name="P8">That said, coding a functional app that also looks pretty would be impressive.</text:p>
            </text:list-item>
          </text:list>
        </text:list-item>
        <text:list-item>
          <text:p text:style-name="P14">Always commit your work and back it up with GitHub pushes. You don't want to lose hours of your work because you didn't push it to GitHub every half hour or so.</text:p>
        </text:list-item>
        <text:list-item>
          <text:p text:style-name="P14">Turn in anything you have! Even if you don't finish, we still want to see what you were able to accomplish in the time we gave you. This will help us know what concepts we could help you with, as well as what topics we should focus on in the coming lectures.</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S</meta:editing-duration>
    <meta:editing-cycles>3</meta:editing-cycles>
    <meta:generator>OpenOffice/4.1.2$Win32 OpenOffice.org_project/412m3$Build-9782</meta:generator>
    <dc:date>2016-11-04T23:25:17.13</dc:date>
    <meta:document-statistic meta:table-count="0" meta:image-count="2" meta:object-count="0" meta:page-count="4" meta:paragraph-count="70" meta:word-count="1102" meta:character-count="6036"/>
    <dc:creator>First Last</dc:creator>
    <meta:user-defined meta:name="Info 1"/>
    <meta:user-defined meta:name="Info 2"/>
    <meta:user-defined meta:name="Info 3"/>
    <meta:user-defined meta:name="Info 4"/>
  </office:meta>
</office:document-meta>
</file>